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list-style-name="L1">
      <style:text-properties fo:font-size="18pt" style:font-size-asian="15.75pt" style:font-size-complex="18pt"/>
    </style:style>
    <style:style style:name="T1"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AM I GOING O SET UP MY ID'S AND CLASSES BASED ON WHO CLICKS IT?</text:p>
      <text:p text:style-name="Standard"/>
      <text:p text:style-name="Standard">HAVE AN “ACTIVE” CLASS BASED ON JAVASCRIPT “GET ELEMENT THAT WAS CLICKED”</text:p>
      <text:p text:style-name="Standard"/>
      <text:p text:style-name="Standard">FIRST, GETELEMENTBYID(“ACTIVE CLASS”) AND THEN MAKE IT INACTIVE SO IT'S UL CHILD GET'S HIDDEN... THEN CLICKED ELEMENT BECOMES ACTIVE SO THAT IT'S UL GETS SHOWN</text:p>
      <text:p text:style-name="Standard"/>
      <text:p text:style-name="Standard">ALSO IF HOMESCREEN IS CLICKED, ALL THINGS RESET TO INACTIVE</text:p>
      <text:p text:style-name="Standard"/>
      <text:p text:style-name="Standard"/>
      <text:p text:style-name="Standard"/>
      <text:p text:style-name="Standard">update the markdown guidelines based on the set up above and the nested lists possibilities for many different ways</text:p>
      <text:p text:style-name="Standard"/>
      <text:p text:style-name="Standard"/>
      <text:p text:style-name="Standard">API TREE</text:p>
      <text:p text:style-name="Standard"/>
      <text:p text:style-name="Standard">parts </text:p>
      <text:p text:style-name="Standard"/>
      <text:p text:style-name="Standard"><text:tab/>classes</text:p>
      <text:p text:style-name="Standard"/>
      <text:p text:style-name="Standard"><text:tab/><text:tab/>methods</text:p>
      <text:p text:style-name="Standard"/>
      <text:p text:style-name="Standard"><text:tab/><text:tab/>attributes</text:p>
      <text:p text:style-name="Standard"/>
      <text:p text:style-name="Standard"/>
      <text:p text:style-name="Standard"/>
      <text:p text:style-name="Standard">LIST OF THINGS TO LEARN ABOUT</text:p>
      <text:p text:style-name="Standard"/>
      <text:p text:style-name="Standard">how api code works and how our apps are actively pulling from these resources</text:p>
      <text:p text:style-name="Standard"><text:tab/>how we want to display such to the users</text:p>
      <text:p text:style-name="Standard"/>
      <text:p text:style-name="Standard">how plugins are exactly coded and implemented </text:p>
      <text:p text:style-name="Standard"/>
      <text:p text:style-name="Standard">how things like players are made by onescreen</text:p>
      <text:p text:style-name="Standard"/>
      <text:p text:style-name="Standard">the layout of an entire data place</text:p>
      <text:p text:style-name="Standard"/>
      <text:p text:style-name="Standard">just to get a better idea of how all the code in onescreen works together... and how exactly it does, i'll be honest as to what I don't know and would like explained</text:p>
      <text:p text:style-name="Standard"/>
      <text:p text:style-name="Standard"/>
      <text:p text:style-name="Standard"/>
      <text:p text:style-name="Standard"/>
      <text:p text:style-name="Standard"/>
      <text:p text:style-name="Standard"/>
      <text:p text:style-name="Standard"/>
      <text:p text:style-name="Standard"/>
      <text:p text:style-name="Standard"><text:soft-page-break/>HOW TO PARSE THROUGH THE BODY OF A LIQUID BLOCK still no idea...</text:p>
      <text:p text:style-name="Standard"/>
      <text:p text:style-name="Standard">HOW TO ACCESS THE SPECIFIC API LINKS the source directory for api calls is api.dev.onescreen.net/v2</text:p>
      <text:p text:style-name="Standard"/>
      <text:p text:style-name="Standard">HOW TO REQUEST XML VS. JSON FORMAT, is it a parameter we have to set? And how will our version of oauth for each method work? Passed in as parameters for EVERY api call???</text:p>
      <text:p text:style-name="Standard"/>
      <text:p text:style-name="Standard">HOW TO ORGANIZE THE SOURCE DIRECTORY, WHERE WILL ALL OF THESE FILES BE STORED, AND HOW WILL I ORGANIZE THE LINKS BETWEEN EACH OF THE PAGES</text:p>
      <text:p text:style-name="Standard"/>
      <text:p text:style-name="Standard">how to organize things like permissions/examples/versions</text:p>
      <text:p text:style-name="Standard">how many different tags/blocks do I need?</text:p>
      <text:p text:style-name="Standard"/>
      <text:p text:style-name="Standard">DYNAMICALLY PARSE THE WHOLE THING TO AUTO UPDATE THINGS LIKE THE NAVBAR?</text:p>
      <text:p text:style-name="Standard"><text:tab/>Based on class elements made by certain tags, we will have each turn into an element IF WE CAN JUST FREAKIN PARSE THROUGH THE STUPID IN BETWEEN BLOCK CONTENT</text:p>
      <text:p text:style-name="Standard"/>
      <text:p text:style-name="Standard">WHAT IS THE EXTENT OF THE PARSER YOU WILL WRITE....?</text:p>
      <text:p text:style-name="Standard"><text:tab/>what was it that pat said... worry about, the source directory of each file, and maybe the configuration file or maybe a source directory on the YAML? Start organizing the full layout and “Web” of the file</text:p>
      <text:p text:style-name="Standard"/>
      <text:p text:style-name="Standard">EMBEDDING API TOKEN AUTHENTIFICATION/GENERATION</text:p>
      <text:p text:style-name="Standard"><text:tab/>if there is a process that can be automated, I'll make the button and incorporate a small UI section of my website that will link the user to a process that will hopefully be like an API call to display the token to the user on the same page, or send it to them in an email or something?</text:p>
      <text:p text:style-name="Standard"><text:tab/></text:p>
      <text:p text:style-name="Standard">AS FOR THE MAIN PAGES WHO WILL GENERATE THE CONTENT? PROBABLY CREATIVE DIVISION</text:p>
      <text:p text:style-name="Standard"><text:tab/>not my problem yet, just write some bs to emulate the twitter pages</text:p>
      <text:p text:style-name="Standard"/>
      <text:p text:style-name="Standard">additional sections to add? LIKE RECENT NEWS RSS FEED OR SOMETHING</text:p>
      <text:p text:style-name="Standard"/>
      <text:p text:style-name="Standard">INTEGRATE WITH MEDIAGRAPH LOGIN OR SOMETHING?</text:p>
      <text:p text:style-name="Standard"><text:tab/>Those login characteristics I'll have to ask whoever created the mediagraph website how easy it'll be to have those text field elements embedded into the top of my webpage, and then have the credentials and whatnot link and sent the user to the mediagraph page where they can view videos and see analytics reports easier...</text:p>
      <text:p text:style-name="Standard"/>
      <text:p text:style-name="Standard"/>
      <text:p text:style-name="Standard">HOW TO MAKE GLOBAL VARIABLES THAT WE CAN ACCESS THROUGH LIQUID, BUT EVERYWHERE....</text:p>
      <text:p text:style-name="Standard"/>
      <text:p text:style-name="Standard">HOW TO ignore the method block</text:p>
      <text:p text:style-name="Standard"><text:tab/></text:p>
      <text:p text:style-name="Standard"/>
      <text:p text:style-name="Standard"/>
      <text:p text:style-name="Standard"><text:soft-page-break/>METHOD BLOCK, HAS TO BE SPLIT BETWEEN , </text:p>
      <text:p text:style-name="Standard">METHOD NAME: NAMEGOESHERE FOLLOWED BY A SPACE AFTER THE COLON, DESCRIPTION: DESCRIPTION GOES HERE BUT CAN HAVE ZERO COMMA+SPACE COMBINATIONS, RESOURCE_URL: HERE WE GO AM I RIGHT?</text:p>
      <text:p text:style-name="Standard"/>
      <text:p text:style-name="Standard">Example: {% method name: <text:s/>get /mine; description: here we go!; inputs param1- description 1 | param2- description 2 | param3- what in the world; resource_url: www.api.dev.onescreen.com/v2/accounts/mine %}</text:p>
      <text:p text:style-name="Standard"/>
      <text:p text:style-name="Standard">fields separated by “; ”</text:p>
      <text:p text:style-name="Standard"><text:tab/>inputs, separated by “ | ” and parameter and description separated by “- ”</text:p>
      <text:p text:style-name="Standard"/>
      <text:p text:style-name="Standard"/>
      <text:p text:style-name="Standard">Method name</text:p>
      <text:p text:style-name="Standard">description</text:p>
      <text:p text:style-name="Standard">inputs</text:p>
      <text:p text:style-name="Standard">resource url</text:p>
      <text:p text:style-name="Standard">return type</text:p>
      <text:p text:style-name="Standard">version number'</text:p>
      <text:p text:style-name="Standard"/>
      <text:p text:style-name="Standard">GET A SUBSTITUTE FOR COMMAS SEPARATING DIFFERENT FIELD ELEMENTS</text:p>
      <text:p text:style-name="Standard">give some html elements id names to resource url and name and description</text:p>
      <text:p text:style-name="Standard"/>
      <text:p text:style-name="Standard"/>
      <text:p text:style-name="Standard"/>
      <text:p text:style-name="Standard"/>
      <text:p text:style-name="Standard">THE ROLE OF THE PARSER</text:p>
      <text:p text:style-name="Standard"><text:tab/>to extract things for the YAML... within the liquid tags that will already be put in the code.... <text:span text:style-name="T1">sigh</text:span></text:p>
      <text:p text:style-name="Standard">AND, TO TAKE AWAY THE # IN FRONT OF EACH {% and also the help make the markdown ignore the source code that isnt in each of the tags...</text:p>
      <text:p text:style-name="Standard"/>
      <text:p text:style-name="Standard">what are the benefits of having these markups to be present in the code files then?????</text:p>
      <text:p text:style-name="Standard"/>
      <text:p text:style-name="Standard"/>
      <text:p text:style-name="Standard">NEED TO PARSE THE METHOD LIQUID TAG IN THE PARSER</text:p>
      <text:p text:style-name="Standard"/>
      <text:p text:style-name="Standard">in page links to one another, based on id name, are based on what is given inside of the tags? And the yaml, what is considered the method name???? and then that becomes the ID, and that is the one that will be in the side info navbar</text:p>
      <text:p text:style-name="Standard"/>
      <text:p text:style-name="Standard">PARSER</text:p>
      <text:p text:style-name="Standard"><text:tab/>parser the method tag for YAML, and the resource tag for YAML, decide how you're going to ignore the rest of the code if you're going to write it to your markdown.... can we just say, yo if you don't have a liquid tag, dont' write it to the markdown at all? O_O yeah... I guess so lol, why not</text:p>
      <text:p text:style-name="Standard"/>
      <text:p text:style-name="Standard"><text:tab/>take away # if ruby, take away // if js</text:p>
      <text:p text:style-name="Standard">TAGS</text:p>
      <text:p text:style-name="Standard"><text:tab/>they are now tags not blocks because we dont' want to read into the code, so parse the content in <text:soft-page-break/>each of the tags, make sure there is enough detail in each of them, and then input tag, </text:p>
      <text:p text:style-name="Standard"><text:tab/>figure out basic html, layout so that the css files can handle the rest of them, then make a guide so that inputs → paras, and whatnot, and method is the class for the css elements, and then try to still resolve the in page linking,</text:p>
      <text:p text:style-name="Standard"/>
      <text:p text:style-name="Standard">need to make the navbar to have only the resources on the side, and then, the methods will be on the page linked to, not in the side bar, so from there, clicking on the links that are present in the content portion of the page, will then animate the page to scroll down to the appropriate method.<text:line-break/></text:p>
      <text:p text:style-name="Standard"/>
      <text:p text:style-name="Standard">other sections to add into the page, like permissions and login embed that links to mediagraph.com</text:p>
      <text:p text:style-name="Standard"/>
      <text:p text:style-name="Standard">HOW WE GON' AUTOMATE ALL OF THIS?</text:p>
      <text:p text:style-name="Standard"/>
      <text:p text:style-name="Standard"/>
      <text:p text:style-name="Standard">Now that tags are the main focus, and not on the parser</text:p>
      <text:p text:style-name="Standard"/>
      <text:p text:style-name="Standard"/>
      <text:p text:style-name="Standard">automate the frameowkr for the tags?</text:p>
      <text:p text:style-name="Standard">Stage 1, puts them in, stage 2 extracts?</text:p>
      <text:p text:style-name="Standard">But again that is nuanced...</text:p>
      <text:p text:style-name="Standard">just give the framework sigh</text:p>
      <text:p text:style-name="Standard"/>
      <text:p text:style-name="Standard">part of the post.mthml alright reveals module</text:p>
      <text:p text:style-name="Standard"/>
      <text:p text:style-name="Standard"/>
      <text:p text:style-name="Standard"/>
      <text:p text:style-name="P1">FINALIZE THE FIELDS FOR THE METHODS</text:p>
      <text:list xml:id="list860822728" text:style-name="L1">
        <text:list-item>
          <text:list>
            <text:list-item>
              <text:list>
                <text:list-item>
                  <text:p text:style-name="P2">name,</text:p>
                </text:list-item>
                <text:list-item>
                  <text:p text:style-name="P2">description</text:p>
                </text:list-item>
                <text:list-item>
                  <text:p text:style-name="P2">inputs</text:p>
                </text:list-item>
                <text:list-item>
                  <text:p text:style-name="P2">resource_url</text:p>
                </text:list-item>
                <text:list-item>
                  <text:p text:style-name="P2">resource</text:p>
                </text:list-item>
                <text:list-item>
                  <text:p text:style-name="P2">version</text:p>
                </text:list-item>
                <text:list-item>
                  <text:p text:style-name="P2">permissions, </text:p>
                </text:list-item>
              </text:list>
            </text:list-item>
          </text:list>
        </text:list-item>
      </text:list>
      <text:p text:style-name="P1">example request/response, radio button for json or xml</text:p>
      <text:p text:style-name="P1">OAUTH embed/API Token generation linked with</text:p>
      <text:p text:style-name="P1">mediagraph login embed</text:p>
      <text:p text:style-name="P1"/>
      <text:p text:style-name="P1"><text:tab/>permissions</text:p>
      <text:p text:style-name="P1">MAKE THE CONTENT GUIDELINES FOR MARKING UP <text:soft-page-break/>CODE</text:p>
      <text:p text:style-name="P1"/>
      <text:p text:style-name="P1"><text:tab/>{% resource</text:p>
      <text:p text:style-name="P1"><text:tab/>{% method </text:p>
      <text:p text:style-name="P1"/>
      <text:p text:style-name="P1">START INPUTTING THE CSS</text:p>
      <text:p text:style-name="P1"><text:tab/>color scheme, typography.</text:p>
      <text:p text:style-name="P1"><text:tab/>How different headers work together in size/color</text:p>
      <text:p text:style-name="P1"/>
      <text:p text:style-name="P1">WORK ON LAYOUT PROTOTYPE OF THE INTERACTIVE BOXES</text:p>
      <text:p text:style-name="P1"><text:tab/>have input fields all organized on the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3T17:05:29</meta:creation-date>
    <dc:date>2013-06-25T17:52:20</dc:date>
    <meta:editing-duration>P1DT4H23M4S</meta:editing-duration>
    <meta:editing-cycles>2</meta:editing-cycles>
    <meta:generator>LibreOffice/3.5$Linux_X86_64 LibreOffice_project/350m1$Build-2</meta:generator>
    <meta:document-statistic meta:table-count="0" meta:image-count="0" meta:object-count="0" meta:page-count="5" meta:paragraph-count="92" meta:word-count="1141" meta:character-count="6324" meta:non-whitespace-character-count="5247"/>
  </office:meta>
</office:document-meta>
</file>